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Helper.findClosingBracket( String tai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SHelper.parseJSLiteral( TokenSource lexer , CharStream cs , LinkedListToken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